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cbfb6" officeooo:paragraph-rsid="000cbfb6" style:font-weight-asian="bold" style:font-weight-complex="bold"/>
    </style:style>
    <style:style style:name="P2" style:family="paragraph" style:parent-style-name="Standard">
      <style:paragraph-properties fo:text-align="start" style:justify-single-word="false"/>
      <style:text-properties fo:font-weight="bold" officeooo:rsid="000e75c2" officeooo:paragraph-rsid="000e75c2" style:font-weight-asian="bold" style:font-weight-complex="bold"/>
    </style:style>
    <style:style style:name="P3" style:family="paragraph" style:parent-style-name="Standard">
      <style:paragraph-properties fo:text-align="start" style:justify-single-word="false"/>
      <style:text-properties fo:font-weight="normal" officeooo:rsid="000cbfb6" officeooo:paragraph-rsid="000cbfb6" style:font-weight-asian="normal" style:font-weight-complex="normal"/>
    </style:style>
    <style:style style:name="P4" style:family="paragraph" style:parent-style-name="Standard">
      <style:paragraph-properties fo:text-align="start" style:justify-single-word="false"/>
      <style:text-properties fo:font-weight="normal" officeooo:rsid="000e75c2" officeooo:paragraph-rsid="000e75c2" style:font-weight-asian="normal" style:font-weight-complex="normal"/>
    </style:style>
    <style:style style:name="P5" style:family="paragraph" style:parent-style-name="Standard">
      <style:paragraph-properties fo:text-align="start" style:justify-single-word="false"/>
      <style:text-properties fo:font-weight="normal" officeooo:rsid="000e75c2" officeooo:paragraph-rsid="0013bd14" style:font-weight-asian="normal" style:font-weight-complex="normal"/>
    </style:style>
    <style:style style:name="P6" style:family="paragraph" style:parent-style-name="Standard">
      <style:paragraph-properties fo:text-align="start" style:justify-single-word="false"/>
      <style:text-properties fo:font-weight="bold" officeooo:rsid="000e75c2" officeooo:paragraph-rsid="00238115" style:font-weight-asian="bold" style:font-weight-complex="bold"/>
    </style:style>
    <style:style style:name="T1" style:family="text">
      <style:text-properties officeooo:rsid="000e75c2"/>
    </style:style>
    <style:style style:name="T2" style:family="text">
      <style:text-properties officeooo:rsid="000f9522"/>
    </style:style>
    <style:style style:name="T3" style:family="text">
      <style:text-properties officeooo:rsid="000fcacc"/>
    </style:style>
    <style:style style:name="T4" style:family="text">
      <style:text-properties officeooo:rsid="00103cf4"/>
    </style:style>
    <style:style style:name="T5" style:family="text">
      <style:text-properties officeooo:rsid="00128d00"/>
    </style:style>
    <style:style style:name="T6" style:family="text">
      <style:text-properties fo:font-weight="bold" style:font-weight-asian="bold" style:font-weight-complex="bold"/>
    </style:style>
    <style:style style:name="T7" style:family="text">
      <style:text-properties officeooo:rsid="002381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Assignment 3: Evaluating Deep Learning Models</text:p>
      <text:p text:style-name="P3"/>
      <text:p text:style-name="P3">Adam Torek</text:p>
      <text:p text:style-name="P3">Professor: Jun Zhuang</text:p>
      <text:p text:style-name="P3">CS 597: Special Topics in Deep Learning</text:p>
      <text:p text:style-name="P3">Spring 2025 <text:span text:style-name="T1">Semester</text:span></text:p>
      <text:p text:style-name="P3"/>
      <text:p text:style-name="P2">Part 1: Explaining Evaluation Metrics For Deep Learning Models</text:p>
      <text:p text:style-name="P2"/>
      <text:p text:style-name="P4"><text:tab/><text:span text:style-name="T6">Accuracy</text:span>: This metric measures how many labels are correctly predicted by a model vs the total number of labels in the dataset. This metric can be used with multi-label as well as binary data. However, this metric can be skewed <text:span text:style-name="T2">because of imbalanced labels, resulting in results that can look better or worse than they actually are. Accuracy itself does not measure the true positive, true negative, false positive, or false negative rate of a given binary classification dataset. Accuracy is consistently used alongside other metrics such as the ones below.</text:span></text:p>
      <text:p text:style-name="P4"/>
      <text:p text:style-name="P4"><text:tab/><text:span text:style-name="T6">Precision:</text:span> <text:span text:style-name="T2">Measures the number of true positives labeled by a model divided by the sum of the false positives plus true positives. This metric is used for binary classification tasks and shows how good a given model is at avoiding false positives. A precision score of 1.0 would indicate all of the positives labeled by the model are true positives, thus showing it is correctly able to label all of the positive examples in a given dataset. Conversely, a precision score of 0.0 would show the model is completely unable to predict true positives in a given dataset over false positives.</text:span></text:p>
      <text:p text:style-name="P4"/>
      <text:p text:style-name="P4"><text:tab/><text:span text:style-name="T6">Recall: </text:span><text:span text:style-name="T3">A measure of the sum of true positives divided by the sum of true negatives and false positives. Like precision, this metric is commonly used in binary label classification tasks and measures how many correct positives are predicted over the total number of positives possible. A model with a recall score of 1.0 means that it is correctly able to identify 100% of all true positive examples without any false negatives. A recall score of 0.0 indicates the opposite, showing a given model cannot correctly predict any true positives from the set of all possible positives.</text:span></text:p>
      <text:p text:style-name="P4"/>
      <text:p text:style-name="P4"><text:tab/><text:span text:style-name="T6">F1-Score:</text:span> <text:span text:style-name="T4">This is a harmonic mean of both precision and recall. This metric also commonly used in binary classification tasks alongside precision and recall separately. The F1-score gives a balanced mean between the individual precision and recall scores, giving this metric more stability than precision and recall alone. In highly imbalanced binary classification tasks, the F1-score can serve as a more reliable substitute for accuracy.</text:span></text:p>
      <text:p text:style-name="P4"/>
      <text:p text:style-name="P5"><text:tab/><text:span text:style-name="T6">ROC Curve and AUC</text:span>: <text:span text:style-name="T5">The ROC, or receiver operating characteristic curve, is used to measure the true positive rate vs the false positive rate of a given model at different selected intervals. The true positive rate and false positive rates are calculated for each interval and graphed against each other in a curve ranging from 0.0 to 1.0 for both the true positive rate and false positive rate. The ROC curve measures the effectiveness of a given model at different positive and negative rates, allowing an overall comparison across all chosen thresholds. The AUC stands for area under the curve, which is the total area under the ROC curve. </text:span></text:p>
      <text:p text:style-name="P5"/>
      <text:p text:style-name="P5"><text:span text:style-name="T5"><text:tab/>The AUC measurement turns the ROC graph from an array of metrics into a single number, showing how good a given model is at correctly finding true positives and true negatives all chosen intervals. An AUC of 1.0 is the best possible value, indicating that model can correctly label all false positive and negative samples across all possible selected ratios of a given set of negatives and </text:span><text:soft-page-break/><text:span text:style-name="T5">positives. Conversely, an AUC of 0.0 is the worst case scenario, showing that the model cannot label any negatives and positives correctly at any selected split of positives to negatives across the dataset.</text:span></text:p>
      <text:p text:style-name="P5"/>
      <text:p text:style-name="P6">Part <text:span text:style-name="T7">2</text:span>: <text:span text:style-name="T7">Evaluating Deep Learning Models on an Image Classification Task</text:span></text:p>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5-04-16T09:33:39.683286052</meta:creation-date>
    <meta:generator>LibreOffice/6.3.5.2$Windows_X86_64 LibreOffice_project/dd0751754f11728f69b42ee2af66670068624673</meta:generator>
    <dc:date>2025-04-16T13:14:18.174000000</dc:date>
    <meta:editing-duration>PT2H14M46S</meta:editing-duration>
    <meta:editing-cycles>27</meta:editing-cycles>
    <meta:document-statistic meta:table-count="0" meta:image-count="0" meta:object-count="0" meta:page-count="2" meta:paragraph-count="13" meta:word-count="605" meta:character-count="3688" meta:non-whitespace-character-count="3089"/>
  </office:meta>
</office:document-meta>
</file>